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1.0313in" style:rel-column-width="9298*"/>
    </style:style>
    <style:style style:name="Table1.B" style:family="table-column">
      <style:table-column-properties style:column-width="2.6028in" style:rel-column-width="23462*"/>
    </style:style>
    <style:style style:name="Table1.C" style:family="table-column">
      <style:table-column-properties style:column-width="1.0438in" style:rel-column-width="9411*"/>
    </style:style>
    <style:style style:name="Table1.D" style:family="table-column">
      <style:table-column-properties style:column-width="2.5917in" style:rel-column-width="23364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4.9806in" style:rel-column-width="44895*"/>
    </style:style>
    <style:style style:name="Table3.B" style:family="table-column">
      <style:table-column-properties style:column-width="1.1868in" style:rel-column-width="10701*"/>
    </style:style>
    <style:style style:name="Table3.C" style:family="table-column">
      <style:table-column-properties style:column-width="1.1028in" style:rel-column-width="9939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5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.C5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1.8174in" style:rel-column-width="16383*"/>
    </style:style>
    <style:style style:name="Table4.D" style:family="table-column">
      <style:table-column-properties style:column-width="1.8181in" style:rel-column-width="16386*"/>
    </style:style>
    <style:style style:name="Table4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D1" style:family="table-cell">
      <style:table-cell-properties fo:background-color="#c0c0c0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9167in" style:rel-column-width="8265*"/>
    </style:style>
    <style:style style:name="Table5.B" style:family="table-column">
      <style:table-column-properties style:column-width="6.3535in" style:rel-column-width="57270*"/>
    </style:style>
    <style:style style:name="Table5.A1" style:family="table-cell">
      <style:table-cell-properties fo:padding="0in" fo:border="none"/>
    </style:style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4" style:family="paragraph" style:parent-style-name="Footer">
      <style:text-properties fo:font-size="6pt" style:font-size-asian="5.25pt" style:font-size-complex="6pt"/>
    </style:style>
    <style:style style:name="P15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ผู้ขอซื้อ : </text:p>
          </table:table-cell>
          <table:table-cell table:style-name="Table1.A1" office:value-type="string">
            <text:p text:style-name="P8"><text:text-input text:description="&lt;o.user_id.name&gt;">Requester</text:text-input></text:p>
          </table:table-cell>
          <table:table-cell table:style-name="Table1.A1" office:value-type="string">
            <text:p text:style-name="P8">เลขที่ : </text:p>
          </table:table-cell>
          <table:table-cell table:style-name="Table1.A1" office:value-type="string">
            <text:p text:style-name="P8"><text:text-input text:description="&lt;o.name&gt;">PR Number</text:text-input></text:p>
          </table:table-cell>
        </table:table-row>
        <table:table-row>
          <table:table-cell table:style-name="Table1.A1" office:value-type="string">
            <text:p text:style-name="P8">วันที่ต้องการ : </text:p>
          </table:table-cell>
          <table:table-cell table:style-name="Table1.A1" office:value-type="string">
            <text:p text:style-name="P8"><text:text-input text:description="&lt;o.date_end&gt;">Expect Date</text:text-input></text:p>
          </table:table-cell>
          <table:table-cell table:style-name="Table1.A1" office:value-type="string">
            <text:p text:style-name="P8">วันที่ : </text:p>
          </table:table-cell>
          <table:table-cell table:style-name="Table1.A1" office:value-type="string">
            <text:p text:style-name="P8"><text:text-input text:description="&lt;o.date_start&gt;">PR Date</text:text-input></text:p>
          </table:table-cell>
        </table:table-row>
      </table:table>
      <text:p text:style-name="Standard"/>
      <text:p text:style-name="P7">รายละเอียดสินค้า/บริการ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รายละเอียด</text:p>
          </table:table-cell>
          <table:table-cell table:style-name="Table3.A1" office:value-type="string">
            <text:p text:style-name="P9">หน่วยนับ</text:p>
          </table:table-cell>
          <table:table-cell table:style-name="Table3.C1" office:value-type="string">
            <text:p text:style-name="P9">จำนวน</text:p>
          </table:table-cell>
        </table:table-row>
        <table:table-row>
          <table:table-cell table:style-name="Table3.A2" office:value-type="string">
            <text:p text:style-name="P11"><text:text-input text:description="&lt;for each=&quot;line in o.line_ids&quot;&gt;">loop</text:text-input></text:p>
          </table:table-cell>
          <table:table-cell table:style-name="Table3.A2" office:value-type="string">
            <text:p text:style-name="P11"/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1"><text:text-input text:description="&lt;line.product_id.name&gt;">product description</text:text-input></text:p>
          </table:table-cell>
          <table:table-cell table:style-name="Table3.A2" office:value-type="string">
            <text:p text:style-name="P12"><text:text-input text:description="&lt;line.product_uom_id.name&gt;">unit</text:text-input></text:p>
          </table:table-cell>
          <table:table-cell table:style-name="Table3.C2" office:value-type="string">
            <text:p text:style-name="P12"><text:text-input text:description="&lt;formatLang(line.product_qty)&gt;">qty</text:text-input></text:p>
          </table:table-cell>
        </table:table-row>
        <table:table-row>
          <table:table-cell table:style-name="Table3.A2" office:value-type="string">
            <text:p text:style-name="P11"><text:text-input text:description="&lt;/for&gt;">end</text:text-input></text:p>
          </table:table-cell>
          <table:table-cell table:style-name="Table3.A2" office:value-type="string">
            <text:p text:style-name="P11"/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5" office:value-type="string">
            <text:p text:style-name="P11"/>
          </table:table-cell>
          <table:table-cell table:style-name="Table3.A5" office:value-type="string">
            <text:p text:style-name="P9"/>
          </table:table-cell>
          <table:table-cell table:style-name="Table3.C5" office:value-type="string">
            <text:p text:style-name="P10"/>
          </table:table-cell>
        </table:table-row>
      </table:table>
      <text:p text:style-name="Standard"/>
      <text:p text:style-name="P7"><text:text-input text:description="&lt;if test=&quot;o.purchase_ids&quot;&gt;">&lt;if&gt;</text:text-input>รายการใบสั่งซื้อ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9">เลขที่ใบสั่งซื้อ</text:p>
          </table:table-cell>
          <table:table-cell table:style-name="Table4.A1" office:value-type="string">
            <text:p text:style-name="P9">ลงวันที่</text:p>
          </table:table-cell>
          <table:table-cell table:style-name="Table4.A1" office:value-type="string">
            <text:p text:style-name="P9">วันที่ต้องการ</text:p>
          </table:table-cell>
          <table:table-cell table:style-name="Table4.D1" office:value-type="string">
            <text:p text:style-name="P9">สถานะ</text:p>
          </table:table-cell>
        </table:table-row>
        <table:table-row>
          <table:table-cell table:style-name="Table4.A2" office:value-type="string">
            <text:p text:style-name="P11"><text:text-input text:description="&lt;for each=&quot;line in o.purchase_ids&quot;&gt;">loop</text:text-input>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><text:text-input text:description="&lt;line.name&gt;">PO Number</text:text-input></text:p>
          </table:table-cell>
          <table:table-cell table:style-name="Table4.A2" office:value-type="string">
            <text:p text:style-name="P11"><text:text-input text:description="&lt;line.date_order&gt;">Order Date</text:text-input></text:p>
          </table:table-cell>
          <table:table-cell table:style-name="Table4.A2" office:value-type="string">
            <text:p text:style-name="P11"><text:text-input text:description="&lt;line.minimum_planned_date&gt;">Plan Date</text:text-input></text:p>
          </table:table-cell>
          <table:table-cell table:style-name="Table4.D2" office:value-type="string">
            <text:p text:style-name="P11"><text:text-input text:description="&lt;line.state&gt;">State</text:text-input></text:p>
          </table:table-cell>
        </table:table-row>
        <table:table-row>
          <table:table-cell table:style-name="Table4.A2" office:value-type="string">
            <text:p text:style-name="P11"><text:text-input text:description="&lt;/for&gt;">end loop</text:text-input>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/>
          </table:table-cell>
        </table:table-row>
      </table:table>
      <text:p text:style-name="P6"><text:text-input text:description="&lt;/if&gt;">&lt;/if&gt;</text:text-input></text:p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หมายเหตุ</text:p>
          </table:table-cell>
          <table:table-cell table:style-name="Table5.A1" office:value-type="string">
            <text:p text:style-name="P11"><text:text-input text:description="&lt;o.description&gt;">Notes</text:text-inpu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 style:master-page-name="">
      <style:table-properties style:width="7.2701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8174in" style:rel-column-width="16383*"/>
    </style:style>
    <style:style style:name="Table2.C" style:family="table-column">
      <style:table-column-properties style:column-width="1.8174in" style:rel-column-width="16384*"/>
    </style:style>
    <style:style style:name="Table2.D" style:family="table-column">
      <style:table-column-properties style:column-width="1.8174in" style:rel-column-width="16385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c0c0c0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2.D1" style:family="table-cell">
      <style:table-cell-properties style:vertical-align="" fo:background-color="#c0c0c0" fo:padding="0.0382in" fo:border="0.0007in solid #000000" style:writing-mode="page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9" style:family="paragraph" style:parent-style-name="Footer">
      <style:text-properties fo:font-size="6pt" style:font-size-asian="5.25pt" style:font-size-complex="6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028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1.5937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user_id.company_id.logo)" text:anchor-type="paragraph" svg:x="0.1299in" svg:y="0.0701in" svg:width="1.6764in" svg:height="0.8717in" draw:z-index="1"><draw:text-box><text:p text:style-name="MP2"/></draw:text-box></draw:frame></text:p>
        <text:p text:style-name="MP3"><text:text-input text:description="&lt;o.user_id.company_id.name&gt;">Company</text:text-input></text:p>
        <text:p text:style-name="MP4"/>
        <text:p text:style-name="MP5"><draw:line text:anchor-type="paragraph" draw:z-index="0" draw:style-name="Mgr1" draw:text-style-name="MP6" svg:x1="0.0571in" svg:y1="0.4087in" svg:x2="7.2642in" svg:y2="0.4087in"><text:p/></draw:line>ใบขอซื้อ / Purchase Requisition</text:p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7">ผู้ขอซื้อ</text:p>
            </table:table-cell>
            <table:table-cell table:style-name="Table2.A1" office:value-type="string">
              <text:p text:style-name="MP7">หัวหน้าส่วนงาน</text:p>
            </table:table-cell>
            <table:table-cell table:style-name="Table2.A1" office:value-type="string">
              <text:p text:style-name="MP7">ผู้อนุมัติ</text:p>
            </table:table-cell>
            <table:table-cell table:style-name="Table2.D1" office:value-type="string">
              <text:p text:style-name="MP7">จัดซื้อ</text:p>
            </table:table-cell>
          </table:table-row>
          <table:table-row>
            <table:table-cell table:style-name="Table2.A2" office:value-type="string">
              <text:p text:style-name="MP8"/>
              <text:p text:style-name="MP8"/>
              <text:p text:style-name="MP8"/>
            </table:table-cell>
            <table:table-cell table:style-name="Table2.A2" office:value-type="string">
              <text:p text:style-name="MP8"/>
            </table:table-cell>
            <table:table-cell table:style-name="Table2.A2" office:value-type="string">
              <text:p text:style-name="MP8"/>
            </table:table-cell>
            <table:table-cell table:style-name="Table2.D2" office:value-type="string">
              <text:p text:style-name="MP8"/>
            </table:table-cell>
          </table:table-row>
          <table:table-row>
            <table:table-cell table:style-name="Table2.A2" office:value-type="string">
              <text:p text:style-name="MP8">(…..........................................)</text:p>
            </table:table-cell>
            <table:table-cell table:style-name="Table2.A2" office:value-type="string">
              <text:p text:style-name="MP8">(…..........................................)</text:p>
            </table:table-cell>
            <table:table-cell table:style-name="Table2.A2" office:value-type="string">
              <text:p text:style-name="MP8">(…..........................................)</text:p>
            </table:table-cell>
            <table:table-cell table:style-name="Table2.D2" office:value-type="string">
              <text:p text:style-name="MP8">(…..........................................)</text:p>
            </table:table-cell>
          </table:table-row>
          <table:table-row>
            <table:table-cell table:style-name="Table2.A2" office:value-type="string">
              <text:p text:style-name="MP8">…........../........./................</text:p>
            </table:table-cell>
            <table:table-cell table:style-name="Table2.A2" office:value-type="string">
              <text:p text:style-name="MP8">…........../........./................</text:p>
            </table:table-cell>
            <table:table-cell table:style-name="Table2.A2" office:value-type="string">
              <text:p text:style-name="MP8">…........../........./................</text:p>
            </table:table-cell>
            <table:table-cell table:style-name="Table2.D2" office:value-type="string">
              <text:p text:style-name="MP8">…........../........./................</text:p>
            </table:table-cell>
          </table:table-row>
        </table:table>
        <text:p text:style-name="MP9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3-09T15:07:44</dc:date>
    <dc:creator>Tititab Srisookco</dc:creator>
    <meta:editing-duration>PT02H02M10S</meta:editing-duration>
    <meta:editing-cycles>88</meta:editing-cycles>
    <meta:generator>OpenOffice.org/3.2$Linux OpenOffice.org_project/320m12$Build-9483</meta:generator>
    <meta:document-statistic meta:table-count="5" meta:image-count="0" meta:object-count="0" meta:page-count="1" meta:paragraph-count="45" meta:word-count="185" meta:character-count="696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